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29" style:family="paragraph" style:parent-style-name="Text_20_body">
      <style:paragraph-properties fo:line-height="115%" fo:text-align="justify" style:justify-single-word="false"/>
      <style:text-properties officeooo:paragraph-rsid="001e26c8"/>
    </style:style>
    <style:style style:name="P30" style:family="paragraph" style:parent-style-name="Standard" style:list-style-name="L2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7c7a3" officeooo:paragraph-rsid="0037c7a3" style:font-weight-asian="normal" style:font-weight-complex="normal"/>
    </style:style>
    <style:style style:name="P31" style:family="paragraph" style:parent-style-name="Standard" style:list-style-name="L2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8f287" officeooo:paragraph-rsid="0038f287" style:font-weight-asian="normal" style:font-weight-complex="normal"/>
    </style:style>
    <style:style style:name="P32" style:family="paragraph" style:parent-style-name="Standard">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8f287" officeooo:paragraph-rsid="0037c7a3" style:font-weight-asian="normal" style:font-weight-complex="normal"/>
    </style:style>
    <style:style style:name="P33" style:family="paragraph" style:parent-style-name="Standard">
      <style:paragraph-properties fo:text-align="justify" style:justify-single-word="false"/>
      <style:text-properties fo:font-style="normal" fo:font-weight="normal" officeooo:rsid="0017b6b6" officeooo:paragraph-rsid="00366fc3" style:font-style-asian="normal" style:font-weight-asian="normal" style:font-style-complex="normal" style:font-weight-complex="normal"/>
    </style:style>
    <style:style style:name="P34"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35"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3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3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3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3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309efa" style:text-blinking="false" fo:background-color="transparent"/>
    </style:style>
    <style:style style:name="P4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4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60d7" officeooo:paragraph-rsid="00309efa" style:text-blinking="false" fo:background-color="transparent"/>
    </style:style>
    <style:style style:name="P4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43"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4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4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4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4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48"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49"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5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5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52"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5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5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5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5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5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5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5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6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6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6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63"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4"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5"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6"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7"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6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7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7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72" style:family="paragraph" style:parent-style-name="Text_20_body" style:list-style-name="L2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73" style:family="paragraph" style:parent-style-name="Text_20_body" style:list-style-name="L2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66fc3"/>
    </style:style>
    <style:style style:name="P7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75"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76"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77"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7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7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366fc3" officeooo:paragraph-rsid="00366fc3" style:font-weight-asian="normal" style:font-weight-complex="normal"/>
    </style:style>
    <style:style style:name="P8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8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8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2aebf" officeooo:paragraph-rsid="0031e3a8" style:font-style-asian="normal" style:font-weight-asian="normal" style:font-style-complex="normal" style:font-weight-complex="normal"/>
    </style:style>
    <style:style style:name="P8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8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8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ea67c" officeooo:paragraph-rsid="002ea67c" style:font-style-asian="normal" style:font-weight-asian="normal" style:font-style-complex="normal" style:font-weight-complex="normal"/>
    </style:style>
    <style:style style:name="P8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88"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8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a0c75" officeooo:paragraph-rsid="003334da" style:font-style-asian="normal" style:font-weight-asian="normal" style:font-style-complex="normal" style:font-weight-complex="normal"/>
    </style:style>
    <style:style style:name="P9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9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ea67c" officeooo:paragraph-rsid="002ea67c"/>
    </style:style>
    <style:style style:name="P9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366fc3" officeooo:paragraph-rsid="00366fc3" style:font-weight-asian="bold" style:font-weight-complex="bold"/>
    </style:style>
    <style:style style:name="P93" style:family="paragraph" style:parent-style-name="Text_20_body" style:list-style-name="L2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94" style:family="paragraph" style:parent-style-name="Text_20_body" style:list-style-name="L2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95"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96"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97"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98"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34"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39"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0"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1" style:family="text">
      <style:text-properties fo:font-weight="bold" style:font-weight-asian="bold" style:font-weight-complex="bold"/>
    </style:style>
    <style:style style:name="T42" style:family="text">
      <style:text-properties officeooo:rsid="0022c4c0"/>
    </style:style>
    <style:style style:name="T43" style:family="text">
      <style:text-properties officeooo:rsid="002390c5"/>
    </style:style>
    <style:style style:name="T44" style:family="text">
      <style:text-properties officeooo:rsid="00279bae"/>
    </style:style>
    <style:style style:name="T45" style:family="text">
      <style:text-properties officeooo:rsid="002b0214"/>
    </style:style>
    <style:style style:name="T46" style:family="text">
      <style:text-properties officeooo:rsid="002ba409"/>
    </style:style>
    <style:style style:name="T47" style:family="text">
      <style:text-properties fo:font-style="normal" style:font-style-asian="normal" style:font-style-complex="normal"/>
    </style:style>
    <style:style style:name="T48" style:family="text">
      <style:text-properties fo:font-style="normal" officeooo:rsid="002d35f5" style:font-style-asian="normal" style:font-style-complex="normal"/>
    </style:style>
    <style:style style:name="T49" style:family="text">
      <style:text-properties fo:font-style="normal" officeooo:rsid="0031e3a8" style:font-style-asian="normal" style:font-style-complex="normal"/>
    </style:style>
    <style:style style:name="T50" style:family="text">
      <style:text-properties fo:font-style="normal" officeooo:rsid="003ae0ba" style:font-style-asian="normal" style:font-style-complex="normal"/>
    </style:style>
    <style:style style:name="T51" style:family="text">
      <style:text-properties fo:font-style="normal" officeooo:rsid="0017b6b6"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d35f5" style:font-style-asian="normal" style:font-weight-asian="normal" style:font-style-complex="normal" style:font-weight-complex="normal"/>
    </style:style>
    <style:style style:name="T54" style:family="text">
      <style:text-properties fo:font-style="normal" fo:font-weight="normal" officeooo:rsid="0030190e" style:font-style-asian="normal" style:font-weight-asian="normal" style:font-style-complex="normal" style:font-weight-complex="normal"/>
    </style:style>
    <style:style style:name="T55" style:family="text">
      <style:text-properties fo:font-style="normal" fo:font-weight="normal" officeooo:rsid="003ae0ba" style:font-style-asian="normal" style:font-weight-asian="normal" style:font-style-complex="normal" style:font-weight-complex="normal"/>
    </style:style>
    <style:style style:name="T56" style:family="text">
      <style:text-properties fo:font-style="normal" fo:font-weight="normal" officeooo:rsid="003334da" style:font-style-asian="normal" style:font-weight-asian="normal" style:font-style-complex="normal" style:font-weight-complex="normal"/>
    </style:style>
    <style:style style:name="T57" style:family="text">
      <style:text-properties fo:font-style="normal" fo:font-weight="normal" officeooo:rsid="003015b1" style:font-style-asian="normal" style:font-weight-asian="normal" style:font-style-complex="normal" style:font-weight-complex="normal"/>
    </style:style>
    <style:style style:name="T58" style:family="text">
      <style:text-properties fo:font-style="normal" fo:font-weight="normal" officeooo:rsid="0040841f" style:font-style-asian="normal" style:font-weight-asian="normal" style:font-style-complex="normal" style:font-weight-complex="normal"/>
    </style:style>
    <style:style style:name="T59" style:family="text">
      <style:text-properties fo:font-style="normal" fo:font-weight="normal" officeooo:rsid="0034afb7" style:font-style-asian="normal" style:font-weight-asian="normal" style:font-style-complex="normal" style:font-weight-complex="normal"/>
    </style:style>
    <style:style style:name="T60" style:family="text">
      <style:text-properties fo:font-style="normal" fo:font-weight="normal" officeooo:rsid="0017b6b6" style:font-style-asian="normal" style:font-weight-asian="normal" style:font-style-complex="normal" style:font-weight-complex="normal"/>
    </style:style>
    <style:style style:name="T61" style:family="text">
      <style:text-properties fo:font-style="normal" fo:font-weight="normal" officeooo:rsid="0017c2cb" style:font-style-asian="normal" style:font-weight-asian="normal"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text-underline-style="none" fo:font-weight="normal" officeooo:rsid="002d35f5" style:font-style-asian="normal" style:font-weight-asian="normal" style:font-style-complex="normal" style:font-weight-complex="normal"/>
    </style:style>
    <style:style style:name="T64" style:family="text">
      <style:text-properties fo:font-style="normal" style:text-underline-style="none" fo:font-weight="normal" officeooo:rsid="0034afb7" style:font-style-asian="normal" style:font-weight-asian="normal" style:font-style-complex="normal" style:font-weight-complex="normal"/>
    </style:style>
    <style:style style:name="T65" style:family="text">
      <style:text-properties fo:font-style="normal" style:text-underline-style="none" fo:font-weight="normal" officeooo:rsid="0037c7a3" style:font-style-asian="normal" style:font-weight-asian="normal" style:font-style-complex="normal" style:font-weight-complex="normal"/>
    </style:style>
    <style:style style:name="T66" style:family="text">
      <style:text-properties fo:font-style="normal" style:text-underline-style="none" fo:font-weight="normal" officeooo:rsid="00366fc3" style:font-style-asian="normal" style:font-weight-asian="normal" style:font-style-complex="normal" style:font-weight-complex="normal"/>
    </style:style>
    <style:style style:name="T67" style:family="text">
      <style:text-properties fo:font-style="normal" style:text-underline-style="none" fo:font-weight="normal" officeooo:rsid="0038f287" style:font-style-asian="normal" style:font-weight-asian="normal" style:font-style-complex="normal" style:font-weight-complex="normal"/>
    </style:style>
    <style:style style:name="T68" style:family="text">
      <style:text-properties fo:font-style="normal" style:text-underline-style="none" officeooo:rsid="0017b6b6" style:font-style-asian="normal" style:font-style-complex="normal"/>
    </style:style>
    <style:style style:name="T69" style:family="text">
      <style:text-properties fo:font-style="normal" style:text-underline-style="none" officeooo:rsid="0001dbaf" style:font-style-asian="normal" style:font-style-complex="normal"/>
    </style:style>
    <style:style style:name="T70" style:family="text">
      <style:text-properties officeooo:rsid="00309d2f"/>
    </style:style>
    <style:style style:name="T71" style:family="text">
      <style:text-properties officeooo:rsid="00309efa"/>
    </style:style>
    <style:style style:name="T72" style:family="text">
      <style:text-properties officeooo:rsid="00314791"/>
    </style:style>
    <style:style style:name="T73" style:family="text">
      <style:text-properties officeooo:rsid="0031e3a8"/>
    </style:style>
    <style:style style:name="T74" style:family="text">
      <style:text-properties style:text-underline-style="none" fo:font-weight="normal" officeooo:rsid="003cde09" style:font-weight-asian="normal" style:font-weight-complex="normal"/>
    </style:style>
    <style:style style:name="T75" style:family="text">
      <style:text-properties officeooo:rsid="00337cba"/>
    </style:style>
    <style:style style:name="T76" style:family="text">
      <style:text-properties officeooo:rsid="00404576"/>
    </style:style>
    <style:style style:name="T77" style:family="text">
      <style:text-properties officeooo:rsid="0040841f"/>
    </style:style>
    <style:style style:name="T78" style:family="text">
      <style:text-properties officeooo:rsid="0035394d"/>
    </style:style>
    <style:style style:name="T79" style:family="text">
      <style:text-properties officeooo:rsid="00399631"/>
    </style:style>
    <style:style style:name="T80" style:family="text">
      <style:text-properties officeooo:rsid="0034afb7"/>
    </style:style>
    <style:style style:name="T81" style:family="text">
      <style:text-properties officeooo:rsid="003334da"/>
    </style:style>
    <style:style style:name="T82" style:family="text">
      <style:text-properties fo:font-style="italic" style:text-underline-style="none" fo:font-weight="bold" officeooo:rsid="0037c7a3" style:font-style-asian="italic" style:font-weight-asian="bold" style:font-style-complex="italic" style:font-weight-complex="bold"/>
    </style:style>
    <style:style style:name="T83" style:family="text">
      <style:text-properties fo:font-style="italic" style:text-underline-style="none" fo:font-weight="bold" officeooo:rsid="00366fc3" style:font-style-asian="italic" style:font-weight-asian="bold" style:font-style-complex="italic" style:font-weight-complex="bold"/>
    </style:style>
    <style:style style:name="T84" style:family="text">
      <style:text-properties fo:font-style="italic" style:text-underline-style="none" fo:font-weight="normal" officeooo:rsid="0037c7a3" style:font-style-asian="italic" style:font-weight-asian="normal" style:font-style-complex="italic" style:font-weight-complex="normal"/>
    </style:style>
    <style:style style:name="T85" style:family="text">
      <style:text-properties fo:font-style="italic" style:text-underline-style="none" fo:font-weight="normal" officeooo:rsid="00366fc3" style:font-style-asian="italic" style:font-weight-asian="normal" style:font-style-complex="italic"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37">SpottyThings</text:span><text:span text:style-name="T1">. L’obiettivo del documento è quello di definire i seguenti punti:</text:span></text:p>
      <text:list xml:id="list2761885632" text:style-name="L1">
        <text:list-item>
          <text:p text:style-name="P34">Obiettivi del progetto.</text:p>
        </text:list-item>
        <text:list-item>
          <text:p text:style-name="P34">Requisiti funzionali.</text:p>
        </text:list-item>
        <text:list-item>
          <text:p text:style-name="P34">Requisiti non funzionali.</text:p>
        </text:list-item>
        <text:list-item>
          <text:p text:style-name="P34">Requisiti di Front-End.</text:p>
        </text:list-item>
        <text:list-item>
          <text:p text:style-name="P34">Requisiti di Back-End.</text:p>
        </text:list-item>
      </text:list>
      <text:p text:style-name="P29"/>
      <text:p text:style-name="P1">Obiettivi del progetto</text:p>
      <text:p text:style-name="P7"><text:span text:style-name="T1">Il progetto </text:span><text:span text:style-name="T37">SpottyThings </text:span><text:span text:style-name="T1">ha come obiettivo la realizzazione di un’applicazione Web compatibile con più dispositivi che permetta ai vari utenti di affittare, comprare </text:span><text:span text:style-name="T27">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45">dovrà consentire</text:span>:</text:p>
      <text:list xml:id="list828169193" text:style-name="L2">
        <text:list-item>
          <text:p text:style-name="P96"><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97"><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7">e a vari criteri</text:span><text:span text:style-name="T2">, </text:span><text:span text:style-name="T3">salvando</text:span><text:span text:style-name="T2"> quelli di maggior interesse;</text:span><text:bookmark-end text:name="o2"/></text:p>
        </text:list-item>
        <text:list-item>
          <text:p text:style-name="P97"><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96"><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96"><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96"><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9">Il sistema deve:</text:p>
      <text:list xml:id="list3253296024" text:style-name="L3">
        <text:list-header>
          <text:p text:style-name="P35"/>
        </text:list-header>
        <text:list-item>
          <text:p text:style-name="P35">Relativamente all’<text:a xlink:type="simple" xlink:href="#o1" text:style-name="Internet_20_link" text:visited-style-name="Visited_20_Internet_20_Link"><text:span text:style-name="T41">obiettivo 1</text:span></text:a>:</text:p>
        </text:list-item>
      </text:list>
      <text:list xml:id="list1365482124" text:style-name="L4">
        <text:list-item>
          <text:list>
            <text:list-item>
              <text:p text:style-name="P57"><text:bookmark-start text:name="RF 1"/><text:span text:style-name="T5">permettere ad un utente anonimo di registrarsi al sito, compilando un opportuno form in cui deve inserire: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58"><text:soft-page-break/><text:span text:style-name="T11">p</text:span><text:span text:style-name="T14">ermettere, in fase di registrazione, di inserire uno o più metodi di pagamento, fornendo i dati della propria carta di credito </text:span><text:span text:style-name="T16">oppure un conto PayPal</text:span><text:span text:style-name="T14"> per effettuare </text:span><text:span text:style-name="T27">o ricevere </text:span><text:span text:style-name="T14">pagamenti onlin</text:span><text:span text:style-name="T27">e</text:span><text:span text:style-name="T14">;</text:span></text:p>
            </text:list-item>
            <text:list-item>
              <text:p text:style-name="P57"><text:bookmark-start text:name="RF 2"/><text:span text:style-name="T5">mettere a disposizione un meccanismo di certificazione per verificare l’identità dell’utente durante la registrazione </text:span><text:span text:style-name="T4">(può essere, nel caso l’utente ne sia provvisto, il meccanismo SPID, oppure un sistema di controllo del documento di identità);</text:span><text:bookmark-end text:name="RF 2"/></text:p>
            </text:list-item>
            <text:list-item>
              <text:p text:style-name="P37">permettere di recuperare la password in caso venga dimenticata <text:span text:style-name="T42">(con le modalità specificate al </text:span><text:a xlink:type="simple" xlink:href="#RNF 2" text:style-name="Internet_20_link" text:visited-style-name="Visited_20_Internet_20_Link"><text:span text:style-name="T42">RNF </text:span></text:a><text:a xlink:type="simple" xlink:href="#RNF 2" text:style-name="Internet_20_link" text:visited-style-name="Visited_20_Internet_20_Link"><text:span text:style-name="T46">2</text:span></text:a><text:span text:style-name="T42">)</text:span>;</text:p>
            </text:list-item>
            <text:list-item>
              <text:p text:style-name="P57"><text:span text:style-name="T5">permettere ad un utente già registrato di accedere </text:span><text:span text:style-name="T27">al</text:span><text:span text:style-name="T5"> sito </text:span><text:span text:style-name="T11">unicamente</text:span><text:span text:style-name="T5"> mediante il proprio username</text:span><text:span text:style-name="T11"> </text:span><text:span text:style-name="T5">e la propria password </text:span><text:span text:style-name="T31">e, se abilitata l’autenticazione a </text:span><text:span text:style-name="T32">due</text:span><text:span text:style-name="T31"> fattori, inserendo un codice inviato via SMS al numero specificato;</text:span></text:p>
            </text:list-item>
            <text:list-item>
              <text:p text:style-name="P57"><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59"><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38">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36">permette<text:span text:style-name="T42">re </text:span>di verificare lo stato degli oggetti postati (se sono attualmente in vendita, in affitto <text:span text:style-name="T71">o in scambio</text:span>) <text:span text:style-name="T42">e di modificarlo dall’utente stesso dopo che una transazione è avvenuta</text:span>;</text:p>
            </text:list-item>
            <text:list-item>
              <text:p text:style-name="P74"><text:span text:style-name="T1">p</text:span><text:span text:style-name="T6">ermette</text:span><text:span text:style-name="T1">re </text:span><text:span text:style-name="T6">di visualizzare lo storico di tutti i prodotti acquistati, </text:span><text:span text:style-name="T11">con le informazioni sul prezzo di vendita, data e profilo del venditore;</text:span></text:p>
            </text:list-item>
            <text:list-item>
              <text:p text:style-name="P60"><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40">RF 17</text:span></text:a><text:span text:style-name="T13">);</text:span></text:p>
              <text:p text:style-name="P38"/>
            </text:list-item>
          </text:list>
        </text:list-item>
      </text:list>
      <text:list xml:id="list56228830" text:style-name="L5">
        <text:list-item>
          <text:p text:style-name="P63"><text:span text:style-name="T6">R</text:span><text:span text:style-name="T4">elativamente all’</text:span><text:a xlink:type="simple" xlink:href="#o2" text:style-name="Internet_20_link" text:visited-style-name="Visited_20_Internet_20_Link">obiettivo 2</text:a><text:span text:style-name="T33">:</text:span></text:p>
        </text:list-item>
      </text:list>
      <text:list xml:id="list173556901490216" text:continue-list="list1365482124" text:style-name="L4">
        <text:list-item>
          <text:list>
            <text:list-item>
              <text:p text:style-name="P61"><text:span text:style-name="T4">permettere di visualizzare i prodotti disponibili sul sito </text:span><text:span text:style-name="T14">inizialmente in una forma di anteprima con solo una foto, il titolo dell’annuncio, la tipologia del prodotto, il prezzo e lo username del venditore;</text:span></text:p>
            </text:list-item>
            <text:list-item>
              <text:p text:style-name="P61"><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61"><text:span text:style-name="T14">consentire di visualizzare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57"><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il prezzo e un link al profilo del venditore;</text:span></text:p>
            </text:list-item>
            <text:list-item>
              <text:p text:style-name="P36">permettere, tramite <text:span text:style-name="T43">un</text:span> calendario, di verificare per i prodotti in affitto le disponibilità temporali di tali prodotti;</text:p>
            </text:list-item>
            <text:list-item>
              <text:p text:style-name="P39">permette<text:span text:style-name="T73">re</text:span> tramite una mappa di visualizzare i prodotti nelle vicinanze della posizione <text:span text:style-name="T73">dell’utente</text:span>;</text:p>
            </text:list-item>
            <text:list-item>
              <text:p text:style-name="P57"><text:span text:style-name="T4">permettere di selezionare i prodotti di maggior interesse per </text:span><text:span text:style-name="T14">visualizzarne la scheda personale sopra descritta</text:span><text:span text:style-name="T4">;</text:span></text:p>
            </text:list-item>
            <text:list-item>
              <text:p text:style-name="P57"><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57"><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39">RF 23</text:span></text:a><text:span text:style-name="T7">)</text:span><text:span text:style-name="T8">;</text:span></text:p>
            </text:list-item>
          </text:list>
        </text:list-item>
      </text:list>
      <text:list xml:id="list3488482497" text:style-name="L6">
        <text:list-item>
          <text:p text:style-name="P64"><text:soft-page-break/><text:span text:style-name="T4">Relativamente all’</text:span><text:a xlink:type="simple" xlink:href="#o3" text:style-name="Internet_20_link" text:visited-style-name="Visited_20_Internet_20_Link"><text:span text:style-name="T34">obiettivo 3</text:span></text:a><text:span text:style-name="T4">:</text:span></text:p>
        </text:list-item>
      </text:list>
      <text:list xml:id="list173557410054197" text:continue-list="list173556901490216" text:style-name="L4">
        <text:list-item>
          <text:list>
            <text:list-item>
              <text:p text:style-name="P57"><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40">permettere all’utente di acquistare un prodotto pagando online tramite uno dei metodi di pagamento inseriti, <text:span text:style-name="T44">nel caso il venditore lo accetti;</text:span></text:p>
            </text:list-item>
          </text:list>
        </text:list-item>
      </text:list>
      <text:p text:style-name="P13"/>
      <text:list xml:id="list3110820160" text:style-name="L7">
        <text:list-item>
          <text:p text:style-name="P65"><text:span text:style-name="T9">Relativamente all’</text:span><text:a xlink:type="simple" xlink:href="#o4" text:style-name="Internet_20_link" text:visited-style-name="Visited_20_Internet_20_Link"><text:span text:style-name="T35">obiettivo 4</text:span></text:a><text:span text:style-name="T9">:</text:span></text:p>
        </text:list-item>
      </text:list>
      <text:list xml:id="list173558601854107" text:continue-list="list173557410054197" text:style-name="L4">
        <text:list-item>
          <text:list>
            <text:list-item>
              <text:p text:style-name="P57"><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250 caratteri, la </text:span><text:span text:style-name="T29">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7">del prodotto </text:span><text:span text:style-name="T15">(un massimo di 10), </text:span><text:span text:style-name="T29">la metodologia della consegna dell’oggetto (di persona o anche tramite spedizione), il prezzo del prodotto (nel caso di affitto specificando il costo giornaliero, settimanale e mensile);</text:span></text:p>
            </text:list-item>
            <text:list-item>
              <text:p text:style-name="P62"><text:span text:style-name="T29">nel caso di affitto, consentire ad una modifica automatica del periodo di disponibilità del prodotto non appena si ha ricevuto conferma dell’avvenuta transazione da parte dell’acquirente (vedi RF 31);</text:span><text:span text:style-name="T30"> </text:span></text:p>
            </text:list-item>
            <text:list-item>
              <text:p text:style-name="P41">permettere di rimuovere gli annunci degli articoli, <text:span text:style-name="T72">compilando un form in cui si specifica il motivo della rimozione (oggetto venduto o non momentaneamente disponibile oppure prodotto tolto dal mercato per altri motivi);</text:span></text:p>
            </text:list-item>
            <text:list-item>
              <text:p text:style-name="P42">permette<text:span text:style-name="T71">re </text:span>di modificare gli annunci e di dare la possibilità di cambiarne la visibilità (cioè la possibilità di essere visualizzato dagli utenti);</text:p>
            </text:list-item>
            <text:list-item>
              <text:p text:style-name="P58"><text:span text:style-name="T28">consentire </text:span><text:span text:style-name="T27">di pagare</text:span><text:span text:style-name="T28"> una piccola quota al sito per </text:span><text:span text:style-name="T27">sponsorizzare i propri annunci</text:span><text:span text:style-name="T28"> (</text:span><text:span text:style-name="T27">in modo da farli</text:span><text:span text:style-name="T28"> apparire tra i primi risultati nella categoria di riferimento);</text:span></text:p>
            </text:list-item>
          </text:list>
        </text:list-item>
      </text:list>
      <text:list xml:id="list2403415265" text:style-name="L8">
        <text:list-header>
          <text:p text:style-name="P43"/>
        </text:list-header>
        <text:list-item>
          <text:p text:style-name="P66"><text:span text:style-name="T9">Relativamente all’</text:span><text:a xlink:type="simple" xlink:href="#o5" text:style-name="Internet_20_link" text:visited-style-name="Visited_20_Internet_20_Link"><text:span text:style-name="T35">obiettivo 5</text:span></text:a><text:span text:style-name="T9">:</text:span></text:p>
        </text:list-item>
      </text:list>
      <text:list xml:id="list173556649917941" text:continue-list="list173558601854107" text:style-name="L4">
        <text:list-item>
          <text:list>
            <text:list-item>
              <text:p text:style-name="P57"><text:bookmark-start text:name="RF 17"/><text:bookmark-start text:name="RF 25"/><text:span text:style-name="T9">permettere</text:span><text:bookmark-end text:name="RF 17"/><text:span text:style-name="T9"> agli utenti, </text:span><text:span text:style-name="T7">al</text:span><text:span text:style-name="T30">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bookmark-end text:name="RF 25"/></text:p>
            </text:list-item>
            <text:list-item>
              <text:p text:style-name="P44">permettere di visualizzare i commenti e le valutazioni degli altri utenti sul <text:span text:style-name="T73">proprio</text:span> profilo;</text:p>
            </text:list-item>
          </text:list>
        </text:list-item>
      </text:list>
      <text:p text:style-name="P12"/>
      <text:list xml:id="list2938838498" text:style-name="L9">
        <text:list-item>
          <text:p text:style-name="P67"><text:span text:style-name="T8">Relativamente all’</text:span><text:a xlink:type="simple" xlink:href="#o6" text:style-name="Internet_20_link" text:visited-style-name="Visited_20_Internet_20_Link"><text:span text:style-name="T36">obiettivo 6</text:span></text:a><text:span text:style-name="T8">:</text:span></text:p>
        </text:list-item>
      </text:list>
      <text:list xml:id="list173557785999517" text:continue-list="list173556649917941" text:style-name="L4">
        <text:list-item>
          <text:list>
            <text:list-item>
              <text:p text:style-name="P57"><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45">gestire i soldi pagati dall’acquirente e depositarli sul conto del venditore solamente dopo conferma di ricezione del<text:span text:style-name="T72">l’oggetto</text:span>;</text:p>
            </text:list-item>
            <text:list-item>
              <text:p text:style-name="P46">consentire di segnalare all’acquirente il corretto ricevimento del prodotto;</text:p>
            </text:list-item>
            <text:list-item>
              <text:p text:style-name="P47">permettere all’utente di aprire una segnalazione nel caso in cui il prodotto ricevuto non corrisponda a quello postato sul sito oppure risulti in condizioni diverse da come era stato promesso;</text:p>
            </text:list-item>
            <text:list-item>
              <text:p text:style-name="P57"><text:span text:style-name="T4">bloccare, </text:span><text:span text:style-name="T29">dopo opportune verifiche,</text:span><text:span text:style-name="T4"> il profilo d</text:span><text:span text:style-name="T29">egli utenti </text:span><text:span text:style-name="T30">che creano problematiche al momento di una transazione (ad esempio in caso di tentativi di truffa).</text:span></text:p>
            </text:list-item>
          </text:list>
        </text:list-item>
      </text:list>
      <text:p text:style-name="P56"/>
      <text:p text:style-name="P28">Requisiti non funzionali</text:p>
      <text:p text:style-name="P10">Di seguito elenchiamo i requisiti non funzionali del nostro sistema, divisi nelle varie proprietà che dovranno essere globalmente garantite.</text:p>
      <text:p text:style-name="P10"/>
      <text:p text:style-name="P14">Sicurezza</text:p>
      <text:list xml:id="list1981837840" text:style-name="L10">
        <text:list-item>
          <text:p text:style-name="P68"><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3859905988" text:style-name="L11">
        <text:list-item>
          <text:list>
            <text:list-item>
              <text:p text:style-name="P75"><text:span text:style-name="T20">L</text:span><text:span text:style-name="T19">egato a </text:span><text:span text:style-name="T25">RF 1, RF 4 e RF 7.</text:span></text:p>
            </text:list-item>
          </text:list>
        </text:list-item>
      </text:list>
      <text:list xml:id="list173557766319506" text:continue-list="list1981837840" text:style-name="L10">
        <text:list-item>
          <text:p text:style-name="P68"><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1</text:a><text:span text:style-name="T20">.</text:span><text:bookmark-end text:name="RNF 2"/><text:bookmark text:name="RNF 3"/></text:p>
        </text:list-item>
      </text:list>
      <text:list xml:id="list1895596573" text:style-name="L12">
        <text:list-item>
          <text:list>
            <text:list-item>
              <text:p text:style-name="P48">Legato a RF 4.</text:p>
            </text:list-item>
          </text:list>
        </text:list-item>
      </text:list>
      <text:list xml:id="list173558328657962" text:continue-list="list173557766319506" text:style-name="L10">
        <text:list-item>
          <text:p text:style-name="P51"><text:span text:style-name="T80">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23760555" text:style-name="L13">
        <text:list-item>
          <text:list>
            <text:list-item>
              <text:p text:style-name="P52">Legato a RF 7.</text:p>
            </text:list-item>
          </text:list>
        </text:list-item>
      </text:list>
      <text:list xml:id="list173557179198837" text:continue-list="list173558328657962" text:style-name="L10">
        <text:list-item>
          <text:p text:style-name="P51">Il sistema prevede il blocco dell’account dopo 3 tentativi di password errata. Per ripristinare l’account sarà necessario accedere ad un link inviato via mail e modificare la password.</text:p>
        </text:list-item>
        <text:list-item>
          <text:p text:style-name="P68"><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2969706921" text:style-name="L14">
        <text:list-item>
          <text:list>
            <text:list-item>
              <text:p text:style-name="P95"><text:span text:style-name="T24">L</text:span><text:span text:style-name="T19">egato a RF 5.</text:span></text:p>
            </text:list-item>
          </text:list>
        </text:list-item>
      </text:list>
      <text:list xml:id="list173558381862063" text:continue-list="list173557179198837" text:style-name="L10">
        <text:list-item>
          <text:p text:style-name="P53">I pagamenti devono essere gestiti via SSL e la transazione deve essere protetta da crittografia.</text:p>
        </text:list-item>
      </text:list>
      <text:list xml:id="list46431195" text:style-name="L15">
        <text:list-item>
          <text:list>
            <text:list-item>
              <text:p text:style-name="P49">Legato ai RF 2 e RF 30, nel quale si specifica che dovrà essere gestita una transazione.</text:p>
            </text:list-item>
          </text:list>
        </text:list-item>
      </text:list>
      <text:p text:style-name="P50"/>
      <text:p text:style-name="P55"><text:span text:style-name="T46">A</text:span><text:span text:style-name="T81">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1"/>
      <text:p text:style-name="P15">Portabilità</text:p>
      <text:list xml:id="list173558648590694" text:continue-list="list173558381862063" text:style-name="L10">
        <text:list-item>
          <text:p text:style-name="P68"><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6">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54">L’applicazione web deve inoltre essere cross-platform e ottimizzat<text:span text:style-name="T70">a</text:span> per funzionare anche su diverse piattaforme (desktop, smartphone, tablet).</text:p>
        </text:list-item>
      </text:list>
      <text:p text:style-name="P16"/>
      <text:p text:style-name="P17">Usabilità</text:p>
      <text:list xml:id="list173558256456842" text:continue-numbering="true" text:style-name="L10">
        <text:list-item>
          <text:p text:style-name="P78">Un utente che non conosce il sistema deve essere in grado di registrarsi nel giro di 5 minuti e di effettuare un annuncio in circa 10 minuti.<text:tab/></text:p>
        </text:list-item>
        <text:list-item>
          <text:p text:style-name="P69"><text:span text:style-name="T74">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74">.</text:span></text:p>
        </text:list-item>
        <text:list-item>
          <text:p text:style-name="P80"><text:span text:style-name="T48">L’applicazione deve proporre un facoltativo tour iniziale che mostri </text:span><text:span text:style-name="T49">rapidamente</text:span><text:span text:style-name="T48"> le funzionalità del sistema</text:span><text:span text:style-name="T49"> </text:span><text:span text:style-name="T48">all’utente appena registrato.</text:span></text:p>
        </text:list-item>
      </text:list>
      <text:p text:style-name="P26"><text:soft-page-break/><text:span text:style-name="T64">Questi requisiti di usabilità cercano di rendere</text:span><text:span text:style-name="T63"> il sistema complessivamente intuitivo e facile da usare in quanto orientato un target di utenti comuni e non esperti.</text:span></text:p>
      <text:p text:style-name="P81"/>
      <text:p text:style-name="P27"><text:bookmark-start text:name="RNF Acc"/><text:span text:style-name="T48">A</text:span><text:span text:style-name="T47">ccessibilità</text:span><text:bookmark-end text:name="RNF Acc"/></text:p>
      <text:list xml:id="list173557051351936" text:continue-numbering="true" text:style-name="L10">
        <text:list-item>
          <text:p text:style-name="P82">L’applicazione web deve essere accessibile a tutti gli utenti con condizioni di deficit o disabilità, <text:span text:style-name="T75">in particolare l’applicazione deve essere ac</text:span><text:span text:style-name="T76">c</text:span><text:span text:style-name="T75">essibile anche tramite l’utilizzo di un software screen-reader </text:span><text:span text:style-name="T77">(facendo riferimento alla sezione 1.1.1 nelle WCAG 2.1)</text:span><text:span text:style-name="T75"> e la possibilità di zoommare il testo </text:span><text:span text:style-name="T78">fino al </text:span><text:span text:style-name="T75">200% senz</text:span><text:span text:style-name="T78">a comprometterne la </text:span><text:span text:style-name="T79">visibilità (per esempio non deve diventare sfuocato).</text:span></text:p>
        </text:list-item>
        <text:list-item>
          <text:p text:style-name="P83">Tutte le parti funzionali dell’interfaccia utente devono essere chiari e distinguibili, cioè devono avere almeno un livello AA di contrasto, come definito nelle WCAG 2.1 (sezione 1.4.3).</text:p>
        </text:list-item>
        <text:list-item>
          <text:p text:style-name="P84">Deve essere possibile introdurre tutti gli input nel sistema e navigare tra le diverse pagine utilizzando solo la tastiera.</text:p>
        </text:list-item>
      </text:list>
      <text:p text:style-name="P21"/>
      <text:p text:style-name="P18"><text:span text:style-name="T48">P</text:span><text:span text:style-name="T47">rivacy</text:span></text:p>
      <text:list xml:id="list173558255772068" text:continue-numbering="true" text:style-name="L10">
        <text:list-item>
          <text:p text:style-name="P90"><text:span text:style-name="T53">D</text:span><text:span text:style-name="T52">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62">GDPR</text:span></text:a><text:span text:style-name="T52">, o ufficialmente detta regolamento (UE) n. 2016/679) in materia di trattamento dei dati personali e di privacy.</text:span></text:p>
        </text:list-item>
      </text:list>
      <text:list xml:id="list1026404607" text:style-name="L16">
        <text:list-item>
          <text:list>
            <text:list-item>
              <text:p text:style-name="P76"><text:span text:style-name="T52">Legato a </text:span><text:span text:style-name="T58">RF 1, RF 2, RF 6 </text:span><text:span text:style-name="T52">e </text:span><text:span text:style-name="T58">RF 7 </text:span><text:span text:style-name="T52">in cui si a che fare coi dati personali degli utenti.</text:span></text:p>
            </text:list-item>
          </text:list>
        </text:list-item>
      </text:list>
      <text:list xml:id="list173557927863752" text:continue-list="list173558255772068" text:style-name="L10">
        <text:list-item>
          <text:p text:style-name="P91"><text:span text:style-name="T52">Il sito web dovrà verificare l’identità dei propri utenti mediante SPID o tramite un </text:span><text:a xlink:type="simple" xlink:href="https://crimnet.dcpc.interno.gov.it/crimnet/ricerca-documenti-rubati-smarriti" text:style-name="Internet_20_link" text:visited-style-name="Visited_20_Internet_20_Link"><text:span text:style-name="T52">meccanismo</text:span></text:a><text:span text:style-name="T52"> per verificare il documento di identità</text:span><text:span text:style-name="T54">.</text:span></text:p>
        </text:list-item>
      </text:list>
      <text:list xml:id="list876097605" text:style-name="L17">
        <text:list-item>
          <text:list>
            <text:list-item>
              <text:p text:style-name="P77"><text:span text:style-name="T54">L</text:span><text:span text:style-name="T52">egato al RF 3.</text:span></text:p>
            </text:list-item>
          </text:list>
        </text:list-item>
      </text:list>
      <text:p text:style-name="P19"/>
      <text:p text:style-name="P22">Prestazioni</text:p>
      <text:list xml:id="list173558429407139" text:continue-list="list173557927863752" text:style-name="L10">
        <text:list-item>
          <text:p text:style-name="P85">Il sito web deve permettere di effettuare il login entro 2 secondi dall’inserimento dei dati e deve caricare gli annunci cercati dall’utente in massimo 3 secondi.</text:p>
        </text:list-item>
        <text:list-item>
          <text:p text:style-name="P86">La fase di transazione tra una funzionalità e l’altra del sito web deve essere fluida e avvenire in non più di 1 secondo.</text:p>
        </text:list-item>
      </text:list>
      <text:p text:style-name="P20"/>
      <text:p text:style-name="P23">Robustezza</text:p>
      <text:list xml:id="list173558001468603" text:continue-numbering="true" text:style-name="L10">
        <text:list-item>
          <text:p text:style-name="P70"><text:span text:style-name="T57">L’applicazione web deve mantenere almeno un backup dei dati </text:span><text:span text:style-name="T59">degli utenti</text:span><text:span text:style-name="T57"> in caso di perdita dei dati nel database</text:span><text:span text:style-name="T59"> oltre che un backup della cronologia delle chat tra gli utenti.</text:span></text:p>
        </text:list-item>
        <text:list-item>
          <text:p text:style-name="P87">Nel caso in cui il sistema sia offline per problematiche, bisognerà garantirne il ripristino in un massimo di 90 minuti.</text:p>
        </text:list-item>
      </text:list>
      <text:p text:style-name="P20"/>
      <text:p text:style-name="P23">Localizzazione</text:p>
      <text:list xml:id="list173557646131933" text:continue-numbering="true" text:style-name="L10">
        <text:list-item>
          <text:p text:style-name="P70"><text:span text:style-name="T57">L’applicazione web deve </text:span><text:span text:style-name="T56">poter accedere alla posizione dell’utente. </text:span></text:p>
        </text:list-item>
      </text:list>
      <text:list xml:id="list1789466798" text:style-name="L18">
        <text:list-item>
          <text:list>
            <text:list-item>
              <text:p text:style-name="P88">Legato al RF 16.</text:p>
            </text:list-item>
          </text:list>
        </text:list-item>
      </text:list>
      <text:p text:style-name="P24"/>
      <text:list xml:id="list173557823621086" text:continue-list="list173557646131933" text:style-name="L10">
        <text:list-header>
          <text:p text:style-name="P98">Operatività</text:p>
        </text:list-header>
        <text:list-item>
          <text:p text:style-name="P89">L’applicazione web deve deve essere disponibile 24 ore al giorno, 365 giorni all’anno.</text:p>
        </text:list-item>
      </text:list>
      <text:p text:style-name="P25"/>
      <text:p text:style-name="P25">Capacità</text:p>
      <text:list xml:id="list173558784051163" text:continue-numbering="true" text:style-name="L10">
        <text:list-item>
          <text:p text:style-name="P71"><text:span text:style-name="T55">L’applicazione web deve poter gestire simultaneamente </text:span><text:span text:style-name="T56">almeno 300</text:span><text:span text:style-name="T55"> utenti senza comprometterne il servizio.</text:span></text:p>
        </text:list-item>
      </text:list>
      <text:p text:style-name="P92"><text:soft-page-break/><text:span text:style-name="T50">D</text:span><text:span text:style-name="T47">esign Back-end</text:span></text:p>
      <text:p text:style-name="P79"><text:span text:style-name="T47">Nella presente sezione verranno rappresentati e brevemente descritti i sistemi esterni con cui la nostra applicazione dovrà interfacciarsi.</text:span></text:p>
      <text:p text:style-name="P79"><text:span text:style-name="T47"/></text:p>
      <text:p text:style-name="P79"><text:span text:style-name="T47">I sistemi esterni con cui ci interfacceremo sono:</text:span></text:p>
      <text:list xml:id="list534819676" text:style-name="L22">
        <text:list-item>
          <text:p text:style-name="P73"><text:span text:style-name="T83">Auht0</text:span><text:span text:style-name="T66">: </text:span><text:span text:style-name="T67">si userà</text:span><text:span text:style-name="T66"> questo servizio che mette a disposizione un sistema di autenticazione per effettuare la registrazione degli utenti e il login </text:span><text:span text:style-name="T65">(vedi RF </text:span><text:span text:style-name="T67">1, RF 2 e RF 5)</text:span><text:span text:style-name="T66">. Il sistema </text:span><text:span text:style-name="T85">Auth0</text:span><text:span text:style-name="T66"> permetterà di gestire l’autenticazione a due fattori </text:span><text:span text:style-name="T67">(vedi RF 5 e RNF 5)</text:span><text:span text:style-name="T66">, mentre il blocco dell’account dopo 3 tentativi errati </text:span><text:span text:style-name="T67">(vedi RNF 4) </text:span><text:span text:style-name="T66">e il ripristino e il cambiamento della password verranno gestiti dall’applicazione stessa </text:span><text:span text:style-name="T67">(vedi RF 4 e RF 7)</text:span><text:span text:style-name="T65">.</text:span></text:p>
        </text:list-item>
        <text:list-item>
          <text:p text:style-name="P93">SPID<text:span text:style-name="T52">: viene utilizzato il Sistema Pubblico di Identità Digitale per verificare l’identità degli utenti (vedi RF 3). Nel caso un utente sia sprovvisto di SPID verrà utilizzato ??.</text:span></text:p>
        </text:list-item>
        <text:list-item>
          <text:p text:style-name="P93">GPS<text:span text:style-name="T52">: verrà utilizzato il sistema di GPS del dispositivo con cui l’utente si collega per determinarne la posizione esatta.</text:span></text:p>
        </text:list-item>
        <text:list-item>
          <text:p text:style-name="P72"><text:span text:style-name="T82">Google Map API</text:span><text:span text:style-name="T65">: verranno utilizzate le API di </text:span><text:span text:style-name="T84">Google Maps</text:span><text:span text:style-name="T65"> per inserire una mappa interattiva all’interno del sito in cui l’utente può navigare per visualizzare le posizioni degli oggetti nelle sue vicinanze (vedi RF 16). La posizione degli oggetti viene ottenuta partendo dall’indirizzo specificato dal venditore in fase di registrazione, mentre la posizione esatta dell’acquirente viene identificata grazie all’uso del GPS del suo dispositivo, se autorizzato, altrimenti verrà inserita manualmente.</text:span></text:p>
        </text:list-item>
        <text:list-item>
          <text:p text:style-name="P72"><text:span text:style-name="T82">Google Calendar API</text:span><text:span text:style-name="T65">: si utilizzeranno le API di </text:span><text:span text:style-name="T84">Google Calendar</text:span><text:span text:style-name="T65">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94">MondoDB<text:span text:style-name="T52">: verrà utilizzato questo Database per gestire i dati personali e bancari degli utenti (specificati nel RF 1 e RF 2), oltre che tutti gli oggetti che sono in un dato momento disponibili sui sito web. Quando si effettuerà la ricerca di un prodotto (vedi RF 12 e RF 13) verranno effettuate delle query al database.</text:span></text:p>
        </text:list-item>
        <text:list-item>
          <text:p text:style-name="P94">PayPal<text:span text:style-name="T52">: questo servizio verrà utilizzate per gestire le transazioni degli utenti (vedi RF 30): i pagamenti dovranno passare prima da un conto PayPal del sito per poi venire trasferiti al venditore (sulla carta di credito o sul suo conto PayPal, specificato in fase di registrazione). Il seguente servizio si occuperà inoltre di gestire tutta la parte relativa al pagamento online dell’acquirente (vedi RF 21).</text:span></text:p>
        </text:list-item>
        <text:list-item>
          <text:p text:style-name="P94">&lt;Servizio di Chat&gt;<text:span text:style-name="T52">: verrà utilizzato questo servizio per integrare sul sito web una chat privata tra venditori e acquirenti, che verrà utilizzata per scambiarsi informazioni (vedi RF 20).</text:span></text:p>
        </text:list-item>
      </text:list>
      <text:p text:style-name="P79"><text:span text:style-name="T68"/></text:p>
      <text:p text:style-name="P32"><text:span text:style-name="T4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3T17:35:56.437470052</dc:date>
    <meta:editing-duration>PT30M9S</meta:editing-duration>
    <meta:editing-cycles>12</meta:editing-cycles>
    <meta:generator>LibreOffice/6.4.7.2$Linux_X86_64 LibreOffice_project/40$Build-2</meta:generator>
    <meta:document-statistic meta:table-count="0" meta:image-count="0" meta:object-count="0" meta:page-count="6" meta:paragraph-count="118" meta:word-count="2568" meta:character-count="16546" meta:non-whitespace-character-count="14181"/>
  </office:meta>
</office:document-meta>
</file>